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2" text:continue-numbering="true" text:continue-list="list_Bar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4" text:continue-numbering="true" text:continue-list="list_Bar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5" text:continue-numbering="true" text:continue-list="list_B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16" text:continue-numbering="true" text:continue-list="list_B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18" text:continue-numbering="true" text:continue-list="list_B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19" text:continue-numbering="true" text:continue-list="list_B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1" text:continue-numbering="true" text:continue-list="list_B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2" text:continue-numbering="true" text:continue-list="list_B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4" text:continue-numbering="true" text:continue-list="list_B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5" text:continue-numbering="true" text:continue-list="list_B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27" text:continue-numbering="true" text:continue-list="list_Bar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8" text:continue-numbering="true" text:continue-list="list_Bar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29" text:continue-numbering="true" text:continue-list="list_Bar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30" text:continue-numbering="true" text:continue-list="list_Bar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1" text:continue-numbering="true" text:continue-list="list_Bar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2" text:continue-numbering="true" text:continue-list="list_Bar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3" text:continue-numbering="true" text:continue-list="list_Bar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4" text:continue-numbering="true" text:continue-list="list_Bar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35" text:continue-numbering="true" text:continue-list="list_Bar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36" text:continue-numbering="true" text:continue-list="list_Bar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37" text:continue-numbering="true" text:continue-list="list_Bar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38" text:continue-numbering="true" text:continue-list="list_Bar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39" text:continue-numbering="true" text:continue-list="list_Bar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40" text:continue-numbering="true" text:continue-list="list_Bar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1" text:continue-numbering="true" text:continue-list="list_Bar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ar42" text:continue-numbering="true" text:continue-list="list_Bar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3" text:continue-numbering="true" text:continue-list="list_Bar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4" text:continue-numbering="true" text:continue-list="list_Bar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5" text:continue-numbering="true" text:continue-list="list_Bar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46" text:continue-numbering="true" text:continue-list="list_Bar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47" text:continue-numbering="true" text:continue-list="list_Bar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48" text:continue-numbering="true" text:continue-list="list_Bar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49" text:continue-numbering="true" text:continue-list="list_Bar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0" text:continue-numbering="true" text:continue-list="list_Bar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1" text:continue-numbering="true" text:continue-list="list_Bar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ar52" text:continue-numbering="true" text:continue-list="list_Bar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ar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ar54" text:continue-numbering="true" text:continue-list="list_Bar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ar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6" text:continue-numbering="true" text:continue-list="list_Bar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57" text:continue-numbering="true" text:continue-list="list_Bar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58" text:continue-numbering="true" text:continue-list="list_Bar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59" text:continue-numbering="true" text:continue-list="list_Bar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60" text:continue-numbering="true" text:continue-list="list_Bar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61" text:continue-numbering="true" text:continue-list="list_Bar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62" text:continue-numbering="true" text:continue-list="list_Bar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64" text:continue-numbering="true" text:continue-list="list_Bar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65" text:continue-numbering="true" text:continue-list="list_Bar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66" text:continue-numbering="true" text:continue-list="list_Bar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